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5.794cm"/>
    </style:style>
    <style:style style:name="Table1.C" style:family="table-column">
      <style:table-column-properties style:column-width="4.101cm"/>
    </style:style>
    <style:style style:name="Table1.D" style:family="table-column">
      <style:table-column-properties style:column-width="3.6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14268c" officeooo:paragraph-rsid="0014268c"/>
    </style:style>
    <style:style style:name="P2" style:family="paragraph" style:parent-style-name="Table_20_Contents">
      <style:text-properties fo:font-weight="bold" officeooo:rsid="0014268c" officeooo:paragraph-rsid="0014268c" style:font-weight-asian="bold" style:font-weight-complex="bold"/>
    </style:style>
    <style:style style:name="P3" style:family="paragraph" style:parent-style-name="Table_20_Contents">
      <style:text-properties officeooo:rsid="0014a25f" officeooo:paragraph-rsid="0014a25f"/>
    </style:style>
    <style:style style:name="P4" style:family="paragraph" style:parent-style-name="Table_20_Contents">
      <style:text-properties officeooo:rsid="0014a25f" officeooo:paragraph-rsid="001f175a"/>
    </style:style>
    <style:style style:name="P5" style:family="paragraph" style:parent-style-name="Table_20_Contents">
      <style:text-properties officeooo:rsid="0014b142" officeooo:paragraph-rsid="0014b142"/>
    </style:style>
    <style:style style:name="P6" style:family="paragraph" style:parent-style-name="Table_20_Contents">
      <style:text-properties officeooo:rsid="0016afad" officeooo:paragraph-rsid="0016afad"/>
    </style:style>
    <style:style style:name="P7" style:family="paragraph" style:parent-style-name="Table_20_Contents">
      <style:text-properties officeooo:rsid="0017c7c9" officeooo:paragraph-rsid="0017c7c9"/>
    </style:style>
    <style:style style:name="P8" style:family="paragraph" style:parent-style-name="Table_20_Contents">
      <style:text-properties officeooo:rsid="001a77eb" officeooo:paragraph-rsid="001a77eb"/>
    </style:style>
    <style:style style:name="P9" style:family="paragraph" style:parent-style-name="Table_20_Contents">
      <style:text-properties officeooo:rsid="001b73c9" officeooo:paragraph-rsid="001b73c9"/>
    </style:style>
    <style:style style:name="P10" style:family="paragraph" style:parent-style-name="Table_20_Contents">
      <style:text-properties officeooo:rsid="001ca60f" officeooo:paragraph-rsid="001ca60f"/>
    </style:style>
    <style:style style:name="P11" style:family="paragraph" style:parent-style-name="Table_20_Contents">
      <style:text-properties officeooo:rsid="001df5d6" officeooo:paragraph-rsid="001fd4d9"/>
    </style:style>
    <style:style style:name="P12" style:family="paragraph" style:parent-style-name="Table_20_Contents">
      <style:text-properties officeooo:rsid="001fd4d9" officeooo:paragraph-rsid="001fd4d9"/>
    </style:style>
    <style:style style:name="P13" style:family="paragraph" style:parent-style-name="Table_20_Contents">
      <style:text-properties officeooo:rsid="0020ecc1" officeooo:paragraph-rsid="0020ecc1"/>
    </style:style>
    <style:style style:name="P14" style:family="paragraph" style:parent-style-name="Table_20_Contents">
      <style:text-properties officeooo:rsid="002280fc" officeooo:paragraph-rsid="002280fc"/>
    </style:style>
    <style:style style:name="P15" style:family="paragraph" style:parent-style-name="Table_20_Contents">
      <style:text-properties officeooo:rsid="00253449" officeooo:paragraph-rsid="00253449"/>
    </style:style>
    <style:style style:name="P16" style:family="paragraph" style:parent-style-name="Table_20_Contents">
      <style:text-properties officeooo:rsid="00296d75" officeooo:paragraph-rsid="00296d75"/>
    </style:style>
    <style:style style:name="P17" style:family="paragraph" style:parent-style-name="Table_20_Contents">
      <style:text-properties officeooo:rsid="0033fe00" officeooo:paragraph-rsid="0033fe00"/>
    </style:style>
    <style:style style:name="P18" style:family="paragraph" style:parent-style-name="Table_20_Contents">
      <style:text-properties officeooo:rsid="00373ba0" officeooo:paragraph-rsid="00373ba0"/>
    </style:style>
    <style:style style:name="P19" style:family="paragraph" style:parent-style-name="Table_20_Contents">
      <style:text-properties officeooo:rsid="003914b0" officeooo:paragraph-rsid="003914b0"/>
    </style:style>
    <style:style style:name="P20" style:family="paragraph" style:parent-style-name="Standard">
      <style:text-properties officeooo:rsid="0014268c"/>
    </style:style>
    <style:style style:name="P21" style:family="paragraph" style:parent-style-name="Standard">
      <style:text-properties officeooo:rsid="0022cb1b" officeooo:paragraph-rsid="0022cb1b"/>
    </style:style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Standard">
      <style:text-properties fo:font-weight="bold" officeooo:rsid="0022cb1b" officeooo:paragraph-rsid="0022cb1b" style:font-weight-asian="bold" style:font-weight-complex="bold"/>
    </style:style>
    <style:style style:name="P24" style:family="paragraph" style:parent-style-name="Standard">
      <style:text-properties officeooo:rsid="002faf0b" officeooo:paragraph-rsid="002faf0b"/>
    </style:style>
    <style:style style:name="P25" style:family="paragraph" style:parent-style-name="Text_20_body">
      <style:text-properties officeooo:rsid="00296d75" officeooo:paragraph-rsid="00296d75"/>
    </style:style>
    <style:style style:name="P26" style:family="paragraph" style:parent-style-name="Text_20_body">
      <style:text-properties officeooo:rsid="002af4cb" officeooo:paragraph-rsid="002af4cb"/>
    </style:style>
    <style:style style:name="P27" style:family="paragraph" style:parent-style-name="Text_20_body">
      <style:text-properties officeooo:paragraph-rsid="002c90bf"/>
    </style:style>
    <style:style style:name="P28" style:family="paragraph" style:parent-style-name="Text_20_body">
      <style:text-properties officeooo:paragraph-rsid="00319fd8"/>
    </style:style>
    <style:style style:name="P29" style:family="paragraph" style:parent-style-name="Text_20_body">
      <style:text-properties officeooo:rsid="0032e4cf" officeooo:paragraph-rsid="0032e4cf"/>
    </style:style>
    <style:style style:name="P30" style:family="paragraph" style:parent-style-name="Table_20_Contents">
      <style:text-properties officeooo:rsid="00389e60" officeooo:paragraph-rsid="00389e60"/>
    </style:style>
    <style:style style:name="P31" style:family="paragraph" style:parent-style-name="Heading_20_3">
      <style:text-properties officeooo:rsid="0022cb1b" officeooo:paragraph-rsid="0022cb1b"/>
    </style:style>
    <style:style style:name="P32" style:family="paragraph" style:parent-style-name="Heading_20_3">
      <style:text-properties officeooo:rsid="0032e4cf" officeooo:paragraph-rsid="0032e4cf"/>
    </style:style>
    <style:style style:name="P33" style:family="paragraph" style:parent-style-name="Heading_20_3">
      <style:text-properties officeooo:rsid="00319fd8" officeooo:paragraph-rsid="00319fd8"/>
    </style:style>
    <style:style style:name="P34" style:family="paragraph" style:parent-style-name="Text_20_body" style:list-style-name="L1">
      <style:text-properties officeooo:rsid="0032e4cf" officeooo:paragraph-rsid="0032e4cf"/>
    </style:style>
    <style:style style:name="T1" style:family="text">
      <style:text-properties officeooo:rsid="0014a25f"/>
    </style:style>
    <style:style style:name="T2" style:family="text">
      <style:text-properties officeooo:rsid="0018a5c5"/>
    </style:style>
    <style:style style:name="T3" style:family="text">
      <style:text-properties officeooo:rsid="0019ba44"/>
    </style:style>
    <style:style style:name="T4" style:family="text">
      <style:text-properties officeooo:rsid="001e0f7e"/>
    </style:style>
    <style:style style:name="T5" style:family="text">
      <style:text-properties officeooo:rsid="002383f8"/>
    </style:style>
    <style:style style:name="T6" style:family="text">
      <style:text-properties officeooo:rsid="00296d75"/>
    </style:style>
    <style:style style:name="T7" style:family="text">
      <style:text-properties officeooo:rsid="002c90bf"/>
    </style:style>
    <style:style style:name="T8" style:family="text">
      <style:text-properties officeooo:rsid="002d7de6"/>
    </style:style>
    <style:style style:name="T9" style:family="text">
      <style:text-properties officeooo:rsid="0032e4cf"/>
    </style:style>
    <style:style style:name="T10" style:family="text">
      <style:text-properties officeooo:rsid="00359d88"/>
    </style:style>
    <style:style style:name="T11" style:family="text">
      <style:text-properties officeooo:rsid="003664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3">Kitten on the Tracks</text:h>
      <text:h text:style-name="Heading_20_3" text:outline-level="3">Data model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Entity</text:p>
          </table:table-cell>
          <table:table-cell table:style-name="Table1.A1" office:value-type="string">
            <text:p text:style-name="P2">Attributes</text:p>
          </table:table-cell>
          <table:table-cell table:style-name="Table1.A1" office:value-type="string">
            <text:p text:style-name="P2">Methods</text:p>
          </table:table-cell>
          <table:table-cell table:style-name="Table1.D1" office:value-type="string">
            <text:p text:style-name="P2">Links</text:p>
          </table:table-cell>
        </table:table-row>
        <table:table-row>
          <table:table-cell table:style-name="Table1.A2" office:value-type="string">
            <text:p text:style-name="P1">Network</text:p>
          </table:table-cell>
          <table:table-cell table:style-name="Table1.A2" office:value-type="string">
            <text:p text:style-name="P1">Map (Station position)</text:p>
            <text:p text:style-name="P1">Font</text:p>
            <text:p text:style-name="P15">logo &amp; name</text:p>
            <text:p text:style-name="P1"><text:span text:style-name="T1">Default </text:span>Settings</text:p>
            <text:p text:style-name="P15">Min. level to play</text:p>
            <text:p text:style-name="P16">Last use</text:p>
          </table:table-cell>
          <table:table-cell table:style-name="Table1.A2" office:value-type="string">
            <text:p text:style-name="P1">Create</text:p>
            <text:p text:style-name="P1">Edit</text:p>
            <text:p text:style-name="P18">Save [As]</text:p>
            <text:p text:style-name="P1">Delete</text:p>
          </table:table-cell>
          <table:table-cell table:style-name="Table1.D2" office:value-type="string">
            <text:p text:style-name="P1">User (owner)</text:p>
            <text:p text:style-name="P1">Lines</text:p>
            <text:p text:style-name="P1">Stations</text:p>
            <text:p text:style-name="P1">IncidentTypes</text:p>
            <text:p text:style-name="P1">ResponseTypes</text:p>
            <text:p text:style-name="P1">ResponseOptions</text:p>
            <text:p text:style-name="P1">Impacts</text:p>
            <text:p text:style-name="P1">ImpactTypes</text:p>
            <text:p text:style-name="P9">PassengerProfile</text:p>
          </table:table-cell>
        </table:table-row>
        <table:table-row>
          <table:table-cell table:style-name="Table1.A2" office:value-type="string">
            <text:p text:style-name="P30">Feature</text:p>
          </table:table-cell>
          <table:table-cell table:style-name="Table1.A2" office:value-type="string">
            <text:p text:style-name="P30">Features available vs game level.e.g. staff, maintenance, incidents, network, £, franchises, passengers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9">Level</text:p>
            <text:p text:style-name="P19">Network</text:p>
          </table:table-cell>
        </table:table-row>
        <table:table-row>
          <table:table-cell table:style-name="Table1.A2" office:value-type="string">
            <text:p text:style-name="P1">User</text:p>
          </table:table-cell>
          <table:table-cell table:style-name="Table1.A2" office:value-type="string">
            <text:p text:style-name="P16">Last seen</text:p>
          </table:table-cell>
          <table:table-cell table:style-name="Table1.A2" office:value-type="string">
            <text:p text:style-name="P3">CRUD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eam</text:p>
          </table:table-cell>
          <table:table-cell table:style-name="Table1.A2" office:value-type="string">
            <text:p text:style-name="P1">Name</text:p>
            <text:p text:style-name="P3">Quorum?</text:p>
            <text:p text:style-name="P3">Logo</text:p>
            <text:p text:style-name="P16">Last seen</text:p>
            <text:p text:style-name="P17">Max level</text:p>
          </table:table-cell>
          <table:table-cell table:style-name="Table1.A2" office:value-type="string">
            <text:p text:style-name="P3">CRUD</text:p>
            <text:p text:style-name="P3">Add/Remove user</text:p>
            <text:p text:style-name="P3"/>
          </table:table-cell>
          <table:table-cell table:style-name="Table1.D2" office:value-type="string">
            <text:p text:style-name="P1">Users</text:p>
            <text:p text:style-name="P1">Games</text:p>
          </table:table-cell>
        </table:table-row>
        <table:table-row>
          <table:table-cell table:style-name="Table1.A2" office:value-type="string">
            <text:p text:style-name="P1">Game</text:p>
          </table:table-cell>
          <table:table-cell table:style-name="Table1.A2" office:value-type="string">
            <text:p text:style-name="P1">Level (Beginner/Expert)</text:p>
            <text:p text:style-name="P1">Dashboard<text:span text:style-name="T1">(s)</text:span></text:p>
            <text:p text:style-name="P4">Profit &amp; profit forecast</text:p>
            <text:p text:style-name="P4">Passenger statistics</text:p>
            <text:p text:style-name="P16">Last use</text:p>
          </table:table-cell>
          <table:table-cell table:style-name="Table1.A2" office:value-type="string">
            <text:p text:style-name="P1">Start/<text:span text:style-name="T4">Restart</text:span></text:p>
            <text:p text:style-name="P1">Save</text:p>
            <text:p text:style-name="P1">Delete</text:p>
            <text:p text:style-name="P1">Customise <text:span text:style-name="T3">network (daily)</text:span></text:p>
            <text:p text:style-name="P11">Customise incidents</text:p>
            <text:p text:style-name="P12">and adjust likelihoods (daily)</text:p>
            <text:p text:style-name="P1">Operate network (each round)</text:p>
            <text:p text:style-name="P1">View Dashboard</text:p>
          </table:table-cell>
          <table:table-cell table:style-name="Table1.D2" office:value-type="string">
            <text:p text:style-name="P1">Network</text:p>
            <text:p text:style-name="P4">Incidents</text:p>
            <text:p text:style-name="P3"/>
            <text:p text:style-name="P3"/>
          </table:table-cell>
        </table:table-row>
        <table:table-row>
          <table:table-cell table:style-name="Table1.A2" office:value-type="string">
            <text:p text:style-name="P3"/>
            <text:p text:style-name="P3">Line</text:p>
          </table:table-cell>
          <table:table-cell table:style-name="Table1.A2" office:value-type="string">
            <text:p text:style-name="P3">Name</text:p>
            <text:p text:style-name="P3">Reputation</text:p>
            <text:p text:style-name="P3">Line style / colour</text:p>
            <text:p text:style-name="P3">Train icon</text:p>
          </table:table-cell>
          <table:table-cell table:style-name="Table1.A2" office:value-type="string">
            <text:p text:style-name="P3">Move trains</text:p>
          </table:table-cell>
          <table:table-cell table:style-name="Table1.D2" office:value-type="string">
            <text:p text:style-name="P3">Trains</text:p>
            <text:p text:style-name="P3">Stations</text:p>
            <text:p text:style-name="P3">Incidents</text:p>
            <text:p text:style-name="P3">Staff</text:p>
          </table:table-cell>
        </table:table-row>
        <table:table-row>
          <table:table-cell table:style-name="Table1.A2" office:value-type="string">
            <text:p text:style-name="P3">Incident</text:p>
          </table:table-cell>
          <table:table-cell table:style-name="Table1.A2" office:value-type="string">
            <text:p text:style-name="P3">Start</text:p>
            <text:p text:style-name="P7">End</text:p>
            <text:p text:style-name="P7">Status (open/closed)</text:p>
            <text:p text:style-name="P3">Severit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Location, <text:span text:style-name="T2">Line, or Train</text:span> </text:p>
            <text:p text:style-name="P3">Impact</text:p>
            <text:p text:style-name="P3">Response</text:p>
          </table:table-cell>
        </table:table-row>
        <table:table-row>
          <table:table-cell table:style-name="Table1.A2" office:value-type="string">
            <text:p text:style-name="P3">Impact</text:p>
          </table:table-cell>
          <table:table-cell table:style-name="Table1.A2" office:value-type="string">
            <text:p text:style-name="P3">Cost (revenue, stafftype)</text:p>
          </table:table-cell>
          <table:table-cell table:style-name="Table1.A2" office:value-type="string">
            <text:p text:style-name="P5">Forecast</text:p>
            <text:p text:style-name="P5">Apply(each round)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8">Response</text:p>
          </table:table-cell>
          <table:table-cell table:style-name="Table1.A2" office:value-type="string">
            <text:p text:style-name="P8">Likelihood of Success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13">Impact</text:p>
          </table:table-cell>
        </table:table-row>
        <table:table-row>
          <table:table-cell table:style-name="Table1.A2" office:value-type="string">
            <text:p text:style-name="P3">StaffType</text:p>
          </table:table-cell>
          <table:table-cell table:style-name="Table1.A2" office:value-type="string">
            <text:p text:style-name="P5">Name (Engineer, Driver, Station)</text:p>
            <text:p text:style-name="P14"><text:soft-page-break/>Quantity</text:p>
            <text:p text:style-name="P14">Pay</text:p>
            <text:p text:style-name="P14">Moral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Train</text:p>
          </table:table-cell>
          <table:table-cell table:style-name="Table1.A2" office:value-type="string">
            <text:p text:style-name="P5">Passengers</text:p>
            <text:p text:style-name="P6">Attractiveness</text:p>
            <text:p text:style-name="P10">Capacit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Station</text:p>
          </table:table-cell>
          <table:table-cell table:style-name="Table1.A2" office:value-type="string">
            <text:p text:style-name="P5">Passengers</text:p>
            <text:p text:style-name="P5">Name</text:p>
            <text:p text:style-name="P7">Type (inner/outer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9">PassengerProfile</text:p>
          </table:table-cell>
          <table:table-cell table:style-name="Table1.A2" office:value-type="string">
            <text:p text:style-name="P9">Traffic by day, station type and time of da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</table:table>
      <text:p text:style-name="P20"/>
      <text:h text:style-name="Heading_20_3" text:outline-level="3">Game level<text:span text:style-name="T5">s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Level</text:p>
          </table:table-cell>
          <table:table-cell table:style-name="Table2.B1" office:value-type="string">
            <text:p text:style-name="P23">Features</text:p>
          </table:table-cell>
        </table:table-row>
        <table:table-row>
          <table:table-cell table:style-name="Table2.A2" office:value-type="string">
            <text:p text:style-name="P21">Basic <text:span text:style-name="T9">(“Hornby”)</text:span></text:p>
          </table:table-cell>
          <table:table-cell table:style-name="Table2.B2" office:value-type="string">
            <text:p text:style-name="P21">1 line &amp; incidents only</text:p>
            <text:p text:style-name="P21">No variability, no competition</text:p>
          </table:table-cell>
        </table:table-row>
        <table:table-row>
          <table:table-cell table:style-name="Table2.A2" office:value-type="string">
            <text:p text:style-name="P21">Intermediate</text:p>
          </table:table-cell>
          <table:table-cell table:style-name="Table2.B2" office:value-type="string">
            <text:p text:style-name="P21">Multiple lines</text:p>
            <text:p text:style-name="P21">Competition</text:p>
            <text:p text:style-name="P21">Additional networks available</text:p>
            <text:p text:style-name="P21">More variability (incident severity)</text:p>
            <text:p text:style-name="P21">Limited time between rounds (or Pause)</text:p>
          </table:table-cell>
        </table:table-row>
        <table:table-row>
          <table:table-cell table:style-name="Table2.A2" office:value-type="string">
            <text:p text:style-name="P21">Advanced</text:p>
          </table:table-cell>
          <table:table-cell table:style-name="Table2.B2" office:value-type="string">
            <text:p text:style-name="P21">As Intermediate plus:</text:p>
            <text:p text:style-name="P21">Passengers (variable traffic)</text:p>
            <text:p text:style-name="P21">Staffing</text:p>
            <text:p text:style-name="P21">No time between rounds (can Pause)</text:p>
          </table:table-cell>
        </table:table-row>
        <table:table-row>
          <table:table-cell table:style-name="Table2.A2" office:value-type="string">
            <text:p text:style-name="P21">Expert</text:p>
          </table:table-cell>
          <table:table-cell table:style-name="Table2.B2" office:value-type="string">
            <text:p text:style-name="P21">Bid for/sell line franchises to other teams</text:p>
            <text:p text:style-name="P21">Game over when money runs out</text:p>
            <text:p text:style-name="P21">Customise incident frequency, starting money</text:p>
            <text:p text:style-name="P24">Multiple incidents per place</text:p>
          </table:table-cell>
        </table:table-row>
      </table:table>
      <text:p text:style-name="Text_20_body"/>
      <text:h text:style-name="P32" text:outline-level="3">Interaction</text:h>
      <text:p text:style-name="P29">Different rooms:</text:p>
      <text:list xml:id="list2578650772" text:style-name="L1">
        <text:list-item>
          <text:p text:style-name="P34">Control room (line operation &amp; incident management)</text:p>
        </text:list-item>
        <text:list-item>
          <text:p text:style-name="P34">Board room (KPIs such as profit, passenger journeys, punctuality, top incidents, reputation, <text:span text:style-name="T10">buy/sell franchises</text:span>)</text:p>
        </text:list-item>
        <text:list-item>
          <text:p text:style-name="P34">Engineering dept <text:span text:style-name="T10">(maintenance)</text:span></text:p>
        </text:list-item>
        <text:list-item>
          <text:p text:style-name="P34">HR dept <text:span text:style-name="T10">(staffing, education, pay, morale, strikes, sickness)</text:span></text:p>
        </text:list-item>
        <text:list-item>
          <text:p text:style-name="P34">City/Network planner <text:span text:style-name="T11">(design networks)</text:span></text:p>
        </text:list-item>
      </text:list>
      <text:h text:style-name="P33" text:outline-level="3"><text:soft-page-break/>Business rules</text:h>
      <text:p text:style-name="P28">Depot at each end of line</text:p>
      <text:p text:style-name="P28">Only depots can have initial trains</text:p>
      <text:p text:style-name="P28">Stations on multiple lines are separate for incident management purposes</text:p>
      <text:h text:style-name="Heading_20_3" text:outline-level="3">Ts &amp; Cs</text:h>
      <text:p text:style-name="Text_20_body">Copyright</text:p>
      <text:p text:style-name="Text_20_body">Limited care taken to protect s<text:span text:style-name="T6">tored d</text:span>etails <text:span text:style-name="T6">(games, user ids etc) but very limited personal info is stored: email id only stored for the duration of an invitation to join a team (14 days).</text:span></text:p>
      <text:p text:style-name="P25">No guarantee that networks, games etc will be preserved. <text:s/>Rights reserved to delete them if not used for &gt; 6 months</text:p>
      <text:p text:style-name="P26">Networks, Incident types and Response Types stored on this system may be incorporated into other parts of the game and made available to other users. <text:s text:c="2"/></text:p>
      <text:h text:style-name="Heading_20_3" text:outline-level="3">Help</text:h>
      <text:p text:style-name="P27"><text:span text:style-name="T7">Wiki? <text:s/>See </text:span><text:a xlink:type="simple" xlink:href="https://en.wikipedia.org/wiki/Personal_wiki#Single-user_wiki_software" text:style-name="Internet_20_link" text:visited-style-name="Visited_20_Internet_20_Link">https://en.wikipedia.org/wiki/Personal_wiki#Single-user_wiki_software</text:a>, <text:span text:style-name="T8">then move to GitHub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imon Lambourn</meta:initial-creator>
    <meta:creation-date>2020-04-22T03:57:18.609643320</meta:creation-date>
    <dc:date>2020-04-25T06:30:24.711892560</dc:date>
    <dc:creator>Simon Lambourn</dc:creator>
    <meta:editing-duration>PT3H24M2S</meta:editing-duration>
    <meta:editing-cycles>40</meta:editing-cycles>
    <meta:generator>LibreOffice/6.3.5.2$Linux_X86_64 LibreOffice_project/30$Build-2</meta:generator>
    <meta:document-statistic meta:table-count="2" meta:image-count="0" meta:object-count="0" meta:page-count="3" meta:paragraph-count="139" meta:word-count="400" meta:character-count="2705" meta:non-whitespace-character-count="2443"/>
  </office:meta>
</office:document-meta>
</file>